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OpenSymbol" svg:font-family="OpenSymbol"/>
    <style:font-face style:name="TimesNewRomanPSMT" svg:font-family="TimesNewRomanPSMT" style:font-family-generic="roman"/>
    <style:font-face style:name="ArialMT"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workTable" style:family="table">
      <style:table-properties style:width="6.6931in" table:align="margins"/>
    </style:style>
    <style:style style:name="workTable.A" style:family="table-column">
      <style:table-column-properties style:column-width="3.3465in" style:rel-column-width="32767*"/>
    </style:style>
    <style:style style:name="workTable.B" style:family="table-column">
      <style:table-column-properties style:column-width="3.3465in" style:rel-column-width="32768*"/>
    </style:style>
    <style:style style:name="workTable.A1" style:family="table-cell">
      <style:table-cell-properties fo:padding="0.0382in" fo:border-left="0.05pt solid #000000" fo:border-right="none" fo:border-top="0.05pt solid #000000" fo:border-bottom="0.05pt solid #000000"/>
    </style:style>
    <style:style style:name="workTable.B1" style:family="table-cell">
      <style:table-cell-properties fo:padding="0.0382in" fo:border="0.05pt solid #000000"/>
    </style:style>
    <style:style style:name="workTable.A2" style:family="table-cell">
      <style:table-cell-properties fo:padding="0.0382in" fo:border-left="0.05pt solid #000000" fo:border-right="none" fo:border-top="none" fo:border-bottom="0.05pt solid #000000"/>
    </style:style>
    <style:style style:name="workTable.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fo:language="de" fo:country="DE"/>
    </style:style>
    <style:style style:name="P2" style:family="paragraph" style:parent-style-name="Standard">
      <style:paragraph-properties fo:text-align="center" style:justify-single-word="false"/>
      <style:text-properties style:font-name="Arial-BoldMT" fo:font-size="28pt" fo:language="de" fo:country="DE" fo:font-weight="bold" style:font-name-asian="Arial-BoldMT" style:font-size-asian="28pt" style:font-weight-asian="bold" style:font-name-complex="Arial-BoldMT" style:font-size-complex="28pt" style:font-weight-complex="bold"/>
    </style:style>
    <style:style style:name="P3" style:family="paragraph" style:parent-style-name="Standard">
      <style:paragraph-properties fo:text-align="center" style:justify-single-word="false" style:text-autospace="none"/>
      <style:text-properties style:font-name="ArialMT" fo:font-size="18pt" style:font-name-asian="ArialMT" style:font-size-asian="18pt" style:font-name-complex="ArialMT" style:font-size-complex="18pt"/>
    </style:style>
    <style:style style:name="P4" style:family="paragraph" style:parent-style-name="Standard">
      <style:paragraph-properties fo:text-align="start" style:justify-single-word="false" style:text-autospace="none"/>
      <style:text-properties style:font-name="ArialMT" fo:font-size="18pt" style:font-name-asian="TimesNewRomanPSMT" style:font-size-asian="18pt" style:font-name-complex="TimesNewRomanPSMT" style:font-size-complex="18pt"/>
    </style:style>
    <style:style style:name="P5" style:family="paragraph" style:parent-style-name="Standard">
      <style:paragraph-properties fo:text-align="start" style:justify-single-word="false" style:text-autospace="none"/>
      <style:text-properties style:font-name="ArialMT" fo:font-size="18pt" officeooo:paragraph-rsid="006595fb" style:font-name-asian="TimesNewRomanPSMT" style:font-size-asian="18pt" style:font-name-complex="TimesNewRomanPSMT" style:font-size-complex="18pt"/>
    </style:style>
    <style:style style:name="P6" style:family="paragraph" style:parent-style-name="Standard">
      <style:paragraph-properties style:text-autospace="none"/>
      <style:text-properties style:font-name="ArialMT" fo:font-size="18pt" style:font-name-asian="TimesNewRomanPSMT" style:font-size-asian="18pt" style:font-name-complex="TimesNewRomanPSMT" style:font-size-complex="18pt"/>
    </style:style>
    <style:style style:name="P7" style:family="paragraph" style:parent-style-name="Standard">
      <style:paragraph-properties style:text-autospace="none"/>
      <style:text-properties style:font-name="ArialMT" fo:font-size="18pt" officeooo:paragraph-rsid="006595fb" style:font-name-asian="TimesNewRomanPSMT" style:font-size-asian="18pt" style:font-name-complex="TimesNewRomanPSMT" style:font-size-complex="18pt"/>
    </style:style>
    <style:style style:name="P8" style:family="paragraph" style:parent-style-name="Standard">
      <style:paragraph-properties fo:text-align="center" style:justify-single-word="false" style:text-autospace="none"/>
      <style:text-properties style:font-name="ArialMT" fo:font-size="16pt" style:font-name-asian="TimesNewRomanPSMT" style:font-size-asian="16pt" style:font-name-complex="TimesNewRomanPSMT" style:font-size-complex="16pt"/>
    </style:style>
    <style:style style:name="P9"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0" style:family="paragraph" style:parent-style-name="Standard">
      <style:paragraph-properties fo:text-align="center" style:justify-single-word="false" style:text-autospace="none"/>
      <style:text-properties style:font-name="TimesNewRomanPSMT" fo:font-size="16pt" style:font-name-asian="TimesNewRomanPSMT" style:font-size-asian="16pt" style:font-name-complex="TimesNewRomanPSMT" style:font-size-complex="16pt"/>
    </style:style>
    <style:style style:name="P11" style:family="paragraph" style:parent-style-name="Text_20_body">
      <style:paragraph-properties fo:line-height="150%"/>
      <style:text-properties fo:language="de" fo:country="DE"/>
    </style:style>
    <style:style style:name="P12" style:family="paragraph" style:parent-style-name="Text_20_body">
      <style:paragraph-properties fo:line-height="150%" fo:text-align="justify" style:justify-single-word="false"/>
      <style:text-properties fo:language="de" fo:country="DE"/>
    </style:style>
    <style:style style:name="P13" style:family="paragraph" style:parent-style-name="Text_20_body">
      <style:paragraph-properties fo:line-height="150%"/>
      <style:text-properties fo:language="de" fo:country="DE" officeooo:rsid="006b1874" officeooo:paragraph-rsid="006b1874"/>
    </style:style>
    <style:style style:name="P14" style:family="paragraph" style:parent-style-name="Text_20_body">
      <style:paragraph-properties fo:line-height="150%"/>
      <style:text-properties fo:language="de" fo:country="DE" officeooo:rsid="006b1874" officeooo:paragraph-rsid="006c057b"/>
    </style:style>
    <style:style style:name="P15" style:family="paragraph" style:parent-style-name="Text_20_body">
      <style:paragraph-properties fo:line-height="150%"/>
      <style:text-properties fo:language="de" fo:country="DE" officeooo:rsid="000561b4" officeooo:paragraph-rsid="000561b4"/>
    </style:style>
    <style:style style:name="P16" style:family="paragraph" style:parent-style-name="Text_20_body">
      <style:paragraph-properties fo:text-align="start" style:justify-single-word="false" style:text-autospace="none"/>
      <style:text-properties style:font-name="ArialMT" fo:font-size="18pt" fo:language="en" fo:country="US" officeooo:paragraph-rsid="006595fb" style:font-name-asian="TimesNewRomanPSMT" style:font-size-asian="18pt" style:font-name-complex="TimesNewRomanPSMT" style:font-size-complex="18pt"/>
    </style:style>
    <style:style style:name="P17" style:family="paragraph" style:parent-style-name="Text_20_body">
      <style:paragraph-properties fo:line-height="150%"/>
      <style:text-properties officeooo:paragraph-rsid="0068b0de"/>
    </style:style>
    <style:style style:name="P18" style:family="paragraph" style:parent-style-name="Text_20_body">
      <style:paragraph-properties fo:line-height="150%"/>
      <style:text-properties style:font-name="Liberation Serif" fo:font-size="12pt" fo:language="de" fo:country="DE" fo:font-weight="normal" officeooo:rsid="006b1874" officeooo:paragraph-rsid="006c057b" style:font-size-asian="12pt" style:font-weight-asian="normal" style:font-size-complex="12pt" style:font-weight-complex="normal"/>
    </style:style>
    <style:style style:name="P19" style:family="paragraph" style:parent-style-name="Text_20_body">
      <style:paragraph-properties fo:margin-left="0in" fo:margin-right="0in" fo:line-height="150%" fo:text-align="start" style:justify-single-word="false" fo:text-indent="0in" style:auto-text-indent="false"/>
      <style:text-properties fo:language="de" fo:country="DE"/>
    </style:style>
    <style:style style:name="P20" style:family="paragraph" style:parent-style-name="Text_20_body">
      <style:paragraph-properties fo:margin-left="0in" fo:margin-right="0in" fo:line-height="150%" fo:text-align="start" style:justify-single-word="false" fo:text-indent="0in" style:auto-text-indent="false"/>
      <style:text-properties fo:language="de" fo:country="DE" officeooo:paragraph-rsid="000cb66b"/>
    </style:style>
    <style:style style:name="P21" style:family="paragraph" style:parent-style-name="Text_20_body">
      <style:paragraph-properties fo:margin-left="0in" fo:margin-right="0in" fo:line-height="150%" fo:text-align="start" style:justify-single-word="false" fo:text-indent="0in" style:auto-text-indent="false"/>
      <style:text-properties fo:language="de" fo:country="DE" officeooo:rsid="00694c49" officeooo:paragraph-rsid="00694c49"/>
    </style:style>
    <style:style style:name="P22" style:family="paragraph" style:parent-style-name="Table_20_Contents">
      <style:text-properties style:font-name="ArialMT" fo:font-size="18pt" officeooo:rsid="006233fe" officeooo:paragraph-rsid="006233fe" style:font-name-asian="TimesNewRomanPSMT" style:font-size-asian="18pt" style:font-name-complex="TimesNewRomanPSMT" style:font-size-complex="18pt"/>
    </style:style>
    <style:style style:name="P23" style:family="paragraph" style:parent-style-name="Table_20_Contents">
      <style:text-properties style:font-name="ArialMT" fo:font-size="18pt" officeooo:rsid="006595fb" officeooo:paragraph-rsid="006595fb" style:font-name-asian="TimesNewRomanPSMT" style:font-size-asian="18pt" style:font-name-complex="TimesNewRomanPSMT" style:font-size-complex="18pt"/>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Text_20_body">
      <style:paragraph-properties fo:line-height="150%"/>
      <style:text-properties style:font-name="Liberation Serif" fo:font-size="12pt" fo:language="de" fo:country="DE" fo:font-weight="normal" officeooo:rsid="006c057b" officeooo:paragraph-rsid="006c057b" style:font-name-asian="Arial-BoldMT" style:font-size-asian="12pt" style:font-weight-asian="normal" style:font-name-complex="Arial-BoldMT" style:font-size-complex="12pt" style:font-weight-complex="normal"/>
    </style:style>
    <style:style style:name="P28" style:family="paragraph" style:parent-style-name="Text_20_body">
      <style:paragraph-properties fo:line-height="150%"/>
      <style:text-properties style:font-name="Liberation Serif" fo:font-size="12pt" fo:language="de" fo:country="DE" fo:font-weight="normal" officeooo:rsid="006d4148" officeooo:paragraph-rsid="006d4148" style:font-name-asian="Arial-BoldMT" style:font-size-asian="12pt" style:font-weight-asian="normal" style:font-name-complex="Arial-BoldMT" style:font-size-complex="12pt" style:font-weight-complex="normal"/>
    </style:style>
    <style:style style:name="P29" style:family="paragraph" style:parent-style-name="Text_20_body">
      <style:paragraph-properties fo:line-height="150%"/>
      <style:text-properties style:font-name="Liberation Serif" fo:font-size="12pt" fo:language="de" fo:country="DE" fo:font-weight="normal" officeooo:rsid="000cb66b" officeooo:paragraph-rsid="006b1874" style:font-name-asian="Arial-BoldMT" style:font-size-asian="12pt" style:font-weight-asian="normal" style:font-name-complex="Arial-BoldMT" style:font-size-complex="12pt" style:font-weight-complex="normal"/>
    </style:style>
    <style:style style:name="P30" style:family="paragraph" style:parent-style-name="Text_20_body">
      <style:paragraph-properties fo:line-height="150%"/>
      <style:text-properties fo:language="de" fo:country="DE" fo:font-style="normal" officeooo:rsid="00495dbf" style:font-style-asian="normal" style:font-style-complex="normal"/>
    </style:style>
    <style:style style:name="P31" style:family="paragraph" style:parent-style-name="Heading_20_1">
      <style:paragraph-properties fo:line-height="150%"/>
      <style:text-properties style:font-name="Liberation Sans" fo:font-size="18.2000007629395pt" fo:language="de" fo:country="DE" fo:font-weight="bold" officeooo:rsid="006b1874" officeooo:paragraph-rsid="006b1874" style:font-name-asian="Droid Sans Fallback" style:font-size-asian="18.2000007629395pt" style:font-weight-asian="bold" style:font-name-complex="FreeSans" style:font-size-complex="18.2000007629395pt" style:font-weight-complex="bold"/>
    </style:style>
    <style:style style:name="P32" style:family="paragraph" style:parent-style-name="Heading_20_1">
      <style:paragraph-properties fo:line-height="150%"/>
      <style:text-properties fo:language="de" fo:country="DE"/>
    </style:style>
    <style:style style:name="P33" style:family="paragraph" style:parent-style-name="Heading_20_1">
      <style:paragraph-properties fo:line-height="150%" fo:break-before="page"/>
      <style:text-properties fo:language="de" fo:country="DE"/>
    </style:style>
    <style:style style:name="P34" style:family="paragraph" style:parent-style-name="Heading_20_2">
      <style:paragraph-properties fo:line-height="150%"/>
      <style:text-properties fo:language="de" fo:country="DE"/>
    </style:style>
    <style:style style:name="P35" style:family="paragraph" style:parent-style-name="Heading_20_2">
      <style:paragraph-properties fo:line-height="150%"/>
      <style:text-properties fo:language="de" fo:country="DE" officeooo:rsid="000cb66b" officeooo:paragraph-rsid="000cb66b"/>
    </style:style>
    <style:style style:name="P36" style:family="paragraph" style:parent-style-name="Heading_20_2">
      <style:paragraph-properties fo:line-height="150%"/>
      <style:text-properties fo:language="de" fo:country="DE" officeooo:rsid="006b1874" officeooo:paragraph-rsid="006b1874"/>
    </style:style>
    <style:style style:name="P37" style:family="paragraph" style:parent-style-name="Heading_20_3">
      <style:text-properties officeooo:rsid="006d4148" officeooo:paragraph-rsid="006d4148"/>
    </style:style>
    <style:style style:name="P38" style:family="paragraph" style:parent-style-name="Heading_20_3">
      <style:text-properties officeooo:rsid="006d4148" officeooo:paragraph-rsid="006d4148" style:font-name-asian="Arial-BoldMT" style:font-name-complex="Arial-BoldMT"/>
    </style:style>
    <style:style style:name="P39" style:family="paragraph" style:parent-style-name="Table_20_Contents">
      <style:text-properties style:font-name="ArialMT" fo:font-size="18pt" officeooo:rsid="006e16e3" officeooo:paragraph-rsid="006e16e3" style:font-name-asian="TimesNewRomanPSMT" style:font-size-asian="18pt" style:font-name-complex="TimesNewRomanPSMT" style:font-size-complex="18pt"/>
    </style:style>
    <style:style style:name="T1" style:family="text">
      <style:text-properties fo:language="de" fo:country="DE"/>
    </style:style>
    <style:style style:name="T2" style:family="text">
      <style:text-properties fo:language="de" fo:country="DE" officeooo:rsid="000a9c30"/>
    </style:style>
    <style:style style:name="T3" style:family="text">
      <style:text-properties fo:language="de" fo:country="DE" officeooo:rsid="0068b0de"/>
    </style:style>
    <style:style style:name="T4" style:family="text">
      <style:text-properties fo:language="de" fo:country="DE" officeooo:rsid="006b1874"/>
    </style:style>
    <style:style style:name="T5" style:family="text">
      <style:text-properties style:font-name-asian="Arial-BoldMT" style:font-name-complex="Arial-BoldMT"/>
    </style:style>
    <style:style style:name="T6" style:family="text">
      <style:text-properties officeooo:rsid="006c057b" style:font-name-asian="Arial-BoldMT" style:font-name-complex="Arial-BoldMT"/>
    </style:style>
    <style:style style:name="T7" style:family="text">
      <style:text-properties officeooo:rsid="000cb66b"/>
    </style:style>
    <style:style style:name="T8" style:family="text">
      <style:text-properties officeooo:rsid="001f7704"/>
    </style:style>
    <style:style style:name="T9" style:family="text">
      <style:text-properties officeooo:rsid="00241475"/>
    </style:style>
    <style:style style:name="T10" style:family="text">
      <style:text-properties officeooo:rsid="00255e9f"/>
    </style:style>
    <style:style style:name="T11" style:family="text">
      <style:text-properties officeooo:rsid="00642da5"/>
    </style:style>
    <style:style style:name="T12" style:family="text">
      <style:text-properties officeooo:rsid="006595fb"/>
    </style:style>
    <style:style style:name="T13" style:family="text">
      <style:text-properties officeooo:rsid="0068b0d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Dokumentation</text:p>
      <text:p text:style-name="P3">Modul <text:span text:style-name="T12">Parallelprogrammierung</text:span></text:p>
      <text:p text:style-name="P3">Bachelor Informatik</text:p>
      <text:p text:style-name="P3">Hochschule Bremerhaven</text:p>
      <text:p text:style-name="P8"/>
      <text:p text:style-name="P8"><text:span text:style-name="T12">28</text:span>.0<text:span text:style-name="T11">9</text:span>.2016</text:p>
      <text:p text:style-name="P10"/>
      <text:p text:style-name="P9"/>
      <text:p text:style-name="P9"/>
      <text:p text:style-name="P9"/>
      <text:p text:style-name="P7">Philip Jung</text:p>
      <text:p text:style-name="P5">Matrikelnummer: 31475</text:p>
      <text:p text:style-name="P9"/>
      <text:p text:style-name="P4">Thorsten Kolling</text:p>
      <text:p text:style-name="P6">Matrikelnummer: 31728</text:p>
      <text:p text:style-name="P6"/>
      <text:p text:style-name="P16">Eric Papendick<text:line-break/><text:span text:style-name="T12">Matrikelnummer: 30777</text:span></text:p>
      <text:p text:style-name="P6"/>
      <table:table table:name="workTable" table:style-name="workTable">
        <table:table-column table:style-name="workTable.A"/>
        <table:table-column table:style-name="workTable.B"/>
        <table:table-row>
          <table:table-cell table:style-name="workTable.A1" office:value-type="string">
            <text:p text:style-name="P23">Aufgabe</text:p>
          </table:table-cell>
          <table:table-cell table:style-name="workTable.B1" office:value-type="string">
            <text:p text:style-name="P22">bearbeitet von</text:p>
          </table:table-cell>
        </table:table-row>
        <table:table-row>
          <table:table-cell table:style-name="workTable.A2" office:value-type="string">
            <text:p text:style-name="P23">A1</text:p>
          </table:table-cell>
          <table:table-cell table:style-name="workTable.B2" office:value-type="string">
            <text:p text:style-name="P23">Philip und Thorsten</text:p>
          </table:table-cell>
        </table:table-row>
        <table:table-row>
          <table:table-cell table:style-name="workTable.A2" office:value-type="string">
            <text:p text:style-name="P23">A2</text:p>
          </table:table-cell>
          <table:table-cell table:style-name="workTable.B2" office:value-type="string">
            <text:p text:style-name="P23">Philip und Thorsten</text:p>
          </table:table-cell>
        </table:table-row>
        <table:table-row>
          <table:table-cell table:style-name="workTable.A2" office:value-type="string">
            <text:p text:style-name="P23">A3</text:p>
          </table:table-cell>
          <table:table-cell table:style-name="workTable.B2" office:value-type="string">
            <text:p text:style-name="P23">Thorsten</text:p>
          </table:table-cell>
        </table:table-row>
        <table:table-row>
          <table:table-cell table:style-name="workTable.A2" office:value-type="string">
            <text:p text:style-name="P23">A4</text:p>
          </table:table-cell>
          <table:table-cell table:style-name="workTable.B2" office:value-type="string">
            <text:p text:style-name="P23">Eric und Philip</text:p>
          </table:table-cell>
        </table:table-row>
        <table:table-row>
          <table:table-cell table:style-name="workTable.A2" office:value-type="string">
            <text:p text:style-name="P23">A5</text:p>
          </table:table-cell>
          <table:table-cell table:style-name="workTable.B2" office:value-type="string">
            <text:p text:style-name="P39">alle</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6"><text:a xlink:type="simple" xlink:href="#__RefHeading___Toc107_1781876963" text:style-name="Index_20_Link" text:visited-style-name="Index_20_Link"><text:s/>1 Einleitung<text:tab/>3</text:a></text:p>
          <text:p text:style-name="P24"><text:a xlink:type="simple" xlink:href="#__RefHeading__341_219438925" text:style-name="Index_20_Link" text:visited-style-name="Index_20_Link"><text:s/>1.1 Arbeitsumgebung<text:tab/>3</text:a></text:p>
          <text:p text:style-name="P24"><text:a xlink:type="simple" xlink:href="#__RefHeading__343_219438925" text:style-name="Index_20_Link" text:visited-style-name="Index_20_Link"><text:s/>1.2 Projektstruktur<text:tab/>3</text:a></text:p>
          <text:p text:style-name="P24"><text:a xlink:type="simple" xlink:href="#__RefHeading___Toc109_1781876963" text:style-name="Index_20_Link" text:visited-style-name="Index_20_Link"><text:s/>1.3 Arbeitsteilung<text:tab/>3</text:a></text:p>
          <text:p text:style-name="P24"><text:a xlink:type="simple" xlink:href="#__RefHeading___Toc664_2017398151" text:style-name="Index_20_Link" text:visited-style-name="Index_20_Link"><text:s/>1.4 Anmerkungen<text:tab/>3</text:a></text:p>
          <text:p text:style-name="P26"><text:a xlink:type="simple" xlink:href="#__RefHeading___Toc113_1781876963" text:style-name="Index_20_Link" text:visited-style-name="Index_20_Link"><text:s/>2 Programmaufbau<text:tab/>3</text:a></text:p>
          <text:p text:style-name="P26"><text:a xlink:type="simple" xlink:href="#__RefHeading__349_219438925" text:style-name="Index_20_Link" text:visited-style-name="Index_20_Link"><text:s/>3 Arbeitsschritte<text:tab/>3</text:a></text:p>
          <text:p text:style-name="P24"><text:a xlink:type="simple" xlink:href="#__RefHeading__351_219438925" text:style-name="Index_20_Link" text:visited-style-name="Index_20_Link"><text:s/>3.1 Planung<text:tab/>3</text:a></text:p>
          <text:p text:style-name="P24"><text:a xlink:type="simple" xlink:href="#__RefHeading__353_219438925" text:style-name="Index_20_Link" text:visited-style-name="Index_20_Link"><text:s/>3.2 Entwicklungsphase<text:tab/>4</text:a></text:p>
          <text:p text:style-name="P24"><text:a xlink:type="simple" xlink:href="#__RefHeading__355_219438925" text:style-name="Index_20_Link" text:visited-style-name="Index_20_Link"><text:s/>3.3 Test<text:tab/>4</text:a></text:p>
          <text:p text:style-name="P24"><text:a xlink:type="simple" xlink:href="#__RefHeading__357_219438925" text:style-name="Index_20_Link" text:visited-style-name="Index_20_Link"><text:s/>3.4 Dokumentation<text:tab/>4</text:a></text:p>
          <text:p text:style-name="P26"><text:a xlink:type="simple" xlink:href="#__RefHeading__359_219438925" text:style-name="Index_20_Link" text:visited-style-name="Index_20_Link"><text:s/>4 Qualität der Lösung<text:tab/>4</text:a></text:p>
          <text:p text:style-name="P24"><text:a xlink:type="simple" xlink:href="#__RefHeading__361_219438925" text:style-name="Index_20_Link" text:visited-style-name="Index_20_Link"><text:s/>4.1 ???<text:tab/>4</text:a></text:p>
          <text:p text:style-name="P24"><text:a xlink:type="simple" xlink:href="#__RefHeading__365_219438925" text:style-name="Index_20_Link" text:visited-style-name="Index_20_Link"><text:s/>4.2 Eventuelle Probleme<text:tab/>4</text:a></text:p>
        </text:index-body>
      </text:table-of-content>
      <text:p text:style-name="P1"/>
      <text:h text:style-name="P33" text:outline-level="1"><text:bookmark-start text:name="__RefHeading___Toc107_1781876963"/>Einleitung<text:bookmark-end text:name="__RefHeading___Toc107_1781876963"/></text:h>
      <text:h text:style-name="P34" text:outline-level="2"><text:bookmark-start text:name="__RefHeading__341_219438925"/>Arbeitsumgebung<text:bookmark-end text:name="__RefHeading__341_219438925"/></text:h>
      <text:p text:style-name="P15">Das assignment wird <text:span text:style-name="T13">unter anderem </text:span>auf einem Laptop mit Ubuntu 14.04 LTS bearbeitet mit dem Linux-GCC. Der Code und die Projektstruktur wird mit Eclipse CDT Mars.1 geschrieben und erstellt. Die Dokumentation wird mit LibreOffice 5.2 erstellt.</text:p>
      <text:p text:style-name="P13">Die verwendete Java Version ist 1.8.</text:p>
      <text:h text:style-name="P34" text:outline-level="2"><text:bookmark-start text:name="__RefHeading__343_219438925"/>Projektstruktur<text:bookmark-end text:name="__RefHeading__343_219438925"/></text:h>
      <text:p text:style-name="P17"><text:span text:style-name="T2">Das Projekt ist auf github.com unter der url:<text:line-break/></text:span><text:span text:style-name="T3">https://github.com/Darack/parallelprog/tree/master/EchoAlgo</text:span><text:span text:style-name="T2"><text:line-break/>öffentlich einsichtig und für dieses Projekt wird git verwendet zur Versionskontrolle und zur Zusammenarbeit.</text:span></text:p>
      <text:h text:style-name="P34" text:outline-level="2"><text:bookmark-start text:name="__RefHeading___Toc109_1781876963"/>Arbeitsteilung<text:bookmark-end text:name="__RefHeading___Toc109_1781876963"/></text:h>
      <text:p text:style-name="P19">Die Planung, <text:span text:style-name="T9">das</text:span> Schreiben des Codes und <text:span text:style-name="T10">die</text:span> abschließenden Tests wurde<text:span text:style-name="T10">n</text:span> gemeinsam nach dem Prinzip des Pair-Programming erledigt. <text:span text:style-name="T10">K</text:span>leinere Bugfixes, zwischendurch durchgeführte Tests und andere kleinere Aufgaben wurden <text:span text:style-name="T8">getrennt bearbeitet.</text:span></text:p>
      <text:p text:style-name="P21">Die Bewertung der Sicherheits- und Fortschrittseigenschaften wurde getrennt bearbeitet und ggf. doppelt bearbeitet und verglichen.</text:p>
      <text:h text:style-name="P35" text:outline-level="2"><text:bookmark-start text:name="__RefHeading___Toc664_2017398151"/>Anmerkungen<text:bookmark-end text:name="__RefHeading___Toc664_2017398151"/></text:h>
      <text:p text:style-name="P20">Die<text:span text:style-name="T7">se Dokumentation gilt ergänzend zu den Kommentaren im Code. </text:span></text:p>
      <text:h text:style-name="P31" text:outline-level="1"><text:bookmark-start text:name="__RefHeading___Toc113_1781876963"/>Aufgaben<text:bookmark-end text:name="__RefHeading___Toc113_1781876963"/></text:h>
      <text:h text:style-name="P36" text:outline-level="2">Aufgabe 3</text:h>
      <text:h text:style-name="P37" text:outline-level="3"><text:span text:style-name="T4">S</text:span><text:span text:style-name="T1">icherheitseigenschaften</text:span></text:h>
      <text:p text:style-name="P14">Für dieses Projekt geeignete Sicherheitseigenschaften sind die Abwesenheit von race hazards und von deadlocks.</text:p>
      <text:p text:style-name="P18"><text:soft-page-break/><text:span text:style-name="T5">Allgemein gesehen können race hazards verhindert werden durch gegenseitigen Ausschluss. Wir wenden das Monitor-Konzept von Java an </text:span><text:span text:style-name="T6">um diesen zu gewährleisten. Deshalb sind die beiden Methoden wakeup() und echo() synchronized. Deadlocks können nur auftreten in unserem Projekt in einem synchronized Block.</text:span></text:p>
      <text:p text:style-name="P27">Wegen diesen Tatsachen testen wir in den synchronized Blöcken auf deadlocks und ausserhalb der Blöcke auf race hazards. Die Tests zielen alle auf die run() Methode der thread Implementierung ab, da hier alle threads ihre locks in synchronized Blöcken beziehen und ausserhalb und durch wait() Methoden wieder abgeben.</text:p>
      <text:p text:style-name="P27">Ausserhalb der synchronized Blöcke besitzt ein EchoNode nicht mehr sein eigenes lock, greift aber selber nicht mehr drauf zu und der Zugriff von außen ist über die oben genannten synchronized Methoden geregelt. Ergo kann es nicht zu race hazards kommen.</text:p>
      <text:p text:style-name="P27">Die einzigen Möglichkeiten für deadlocks wären wenn zwei EchoNode aufeinander warten, um sich aufzuwecken oder ein EchoNode auf den anderen wartet, dieser aber niemals sein lock selber abgibt. Die erste Möglichkeit ist unmöglich, da während ein EchoNode seine Nachbarn aufweckt er sein eigenes lock abgibt. Die zweite Möglichkeit ist unmöglich, da ein EchoNode sein eigenes lock in den wait() Methoden abgibt innerhalb der synchronized Blöcke.</text:p>
      <text:h text:style-name="P38" text:outline-level="3">Lebendigkeitseigenschaften</text:h>
      <text:p text:style-name="P28">Für dieses Projekt geeignete Lebendigkeitseigenschaften sind die Fortschrittseigenschaften (Abwesenheit von) starvation und livelock aus der Vorlesung.</text:p>
      <text:p text:style-name="P28">Starvation würde bedeuten ein EchoNode würde niemals aufgeweckt werden. Livelock bedeutet, ein EchoNode würde zwar aufgeweckt werden durch notify, jedesmal aber seine Bedingung in der while(Bedingung) {wait()} Schleife unerfüllt finden durch Änderungen anderer threads.</text:p>
      <text:p text:style-name="P28">Starvation ist unmöglich, da wir mit notifyAll() in den Methoden wakeup() und echo() ALLE EchoNodes aufwecken und ihre Bedingungen geprüft werden.</text:p>
      <text:p text:style-name="P28">Livelock ist insofern unmöglich, da die Bedingungen der while Schleifen zwar von aussen geändert werden aber durch Einwirkung anderer EchoNodes nicht von „wahr“ auf „falsch“ mehr geändert werden können.</text:p>
      <text:p text:style-name="P29"/>
      <text:h text:style-name="P32" text:outline-level="1"><text:bookmark-start text:name="__RefHeading__349_219438925"/><text:soft-page-break/>Arbeitsschritte<text:bookmark-end text:name="__RefHeading__349_219438925"/></text:h>
      <text:h text:style-name="P34" text:outline-level="2"><text:bookmark-start text:name="__RefHeading__351_219438925"/>Planung<text:bookmark-end text:name="__RefHeading__351_219438925"/></text:h>
      <text:p text:style-name="P13"/>
      <text:h text:style-name="P34" text:outline-level="2"><text:bookmark-start text:name="__RefHeading__353_219438925"/>Entwicklungsphase<text:bookmark-end text:name="__RefHeading__353_219438925"/></text:h>
      <text:p text:style-name="P11"/>
      <text:h text:style-name="P34" text:outline-level="2"><text:bookmark-start text:name="__RefHeading__355_219438925"/>Test<text:bookmark-end text:name="__RefHeading__355_219438925"/></text:h>
      <text:p text:style-name="P12"/>
      <text:h text:style-name="P34" text:outline-level="2"><text:bookmark-start text:name="__RefHeading__357_219438925"/>Dokumentation<text:bookmark-end text:name="__RefHeading__357_219438925"/></text:h>
      <text:p text:style-name="P11">Nach Fertigstellung des Programms musste nur noch die Dokumentation geschrieben werden. Neben der reinen Beschreibung des Vorgangs und des Programms muss hier noch einmal über das Programm und seine Qualität reflektiert werden.</text:p>
      <text:p text:style-name="P11"/>
      <text:h text:style-name="P32" text:outline-level="1"><text:bookmark-start text:name="__RefHeading__359_219438925"/>Qualität der Lösung<text:bookmark-end text:name="__RefHeading__359_219438925"/></text:h>
      <text:h text:style-name="P34" text:outline-level="2"><text:bookmark-start text:name="__RefHeading__361_219438925"/>???<text:bookmark-end text:name="__RefHeading__361_219438925"/></text:h>
      <text:p text:style-name="P11"/>
      <text:h text:style-name="P34" text:outline-level="2"><text:bookmark-start text:name="__RefHeading__365_219438925"/>Eventuelle Probleme<text:bookmark-end text:name="__RefHeading__365_219438925"/></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ce style:name="OpenSymbol" svg:font-family="OpenSymbol"/>
    <style:font-face style:name="TimesNewRomanPSMT" svg:font-family="TimesNewRomanPSMT" style:font-family-generic="roman"/>
    <style:font-face style:name="ArialMT" svg:font-family="ArialMT"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dc:date>2016-09-28T12:01:12.544896930</dc:date>
    <meta:editing-duration>PT18H42M5S</meta:editing-duration>
    <meta:editing-cycles>208</meta:editing-cycles>
    <meta:document-statistic meta:table-count="1" meta:image-count="0" meta:object-count="0" meta:page-count="5" meta:paragraph-count="70" meta:word-count="584" meta:character-count="4232" meta:non-whitespace-character-count="3686"/>
  </office:meta>
</office:document-meta>
</file>